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1a2e" fo:padding-left="0.0972in" fo:padding-right="0.0972in" fo:padding-top="0.0694in" fo:padding-bottom="0.0694in" fo:border="0.5pt solid #d9d9d9">
        <style:background-image/>
      </style:table-cell-properties>
    </style:style>
    <style:style style:name="Table1.A2" style:family="table-cell">
      <style:table-cell-properties fo:background-color="#f5f5f5" fo:padding-left="0.0972in" fo:padding-right="0.0972in" fo:padding-top="0.0694in" fo:padding-bottom="0.0694in" fo:border="0.5pt solid #d9d9d9">
        <style:background-image/>
      </style:table-cell-properties>
    </style:style>
    <style:style style:name="Table1.B2" style:family="table-cell">
      <style:table-cell-properties fo:background-color="#ffffff" fo:padding-left="0.0972in" fo:padding-right="0.0972in" fo:padding-top="0.0694in" fo:padding-bottom="0.0694in" fo:border="0.5pt solid #d9d9d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0555in" fo:margin-bottom="0in" loext:contextual-spacing="false" fo:line-height="100%"/>
    </style:style>
    <style:style style:name="P3" style:family="paragraph" style:parent-style-name="Standard">
      <style:paragraph-properties fo:margin-top="0.139in" fo:margin-bottom="0.139in" loext:contextual-spacing="false" fo:line-height="100%" fo:padding-left="0in" fo:padding-right="0in" fo:padding-top="0in" fo:padding-bottom="0.0138in" fo:border-left="none" fo:border-right="none" fo:border-top="none" fo:border-bottom="0.51pt solid #d9d9d9"/>
    </style:style>
    <style:style style:name="P4" style:family="paragraph" style:parent-style-name="Standard">
      <style:paragraph-properties fo:margin-top="0.278in" fo:margin-bottom="0.111in" loext:contextual-spacing="false" fo:line-height="100%" fo:padding-left="0in" fo:padding-right="0in" fo:padding-top="0in" fo:padding-bottom="0.0555in" fo:border-left="none" fo:border-right="none" fo:border-top="none" fo:border-bottom="0.74pt solid #d9d9d9"/>
    </style:style>
    <style:style style:name="P5" style:family="paragraph" style:parent-style-name="Standard">
      <style:paragraph-properties fo:margin-top="0.1945in" fo:margin-bottom="0.0693in" loext:contextual-spacing="false" fo:line-height="100%"/>
    </style:style>
    <style:style style:name="P6" style:family="paragraph" style:parent-style-name="Standard">
      <style:paragraph-properties fo:margin-top="0.0417in" fo:margin-bottom="0.0417in" loext:contextual-spacing="false" fo:line-height="100%"/>
    </style:style>
    <style:style style:name="P7" style:family="paragraph" style:parent-style-name="Standard">
      <style:paragraph-properties fo:margin-top="0.0555in" fo:margin-bottom="0.0555in" loext:contextual-spacing="false" fo:line-height="100%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color="#aaaaaa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1a1a2e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3" style:family="text">
      <style:text-properties fo:color="#1a1a2e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4" style:family="text">
      <style:text-properties fo:color="#666666" style:font-name="Arial" fo:font-size="11pt" style:font-name-asian="Arial1" style:font-size-asian="11pt" style:font-name-complex="Arial1" style:font-size-complex="11pt"/>
    </style:style>
    <style:style style:name="T5" style:family="text">
      <style:text-properties fo:color="#666666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fo:color="#444444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7" style:family="text">
      <style:text-properties fo:color="#444444" style:font-name="Arial" fo:font-size="11pt" style:font-name-asian="Arial1" style:font-size-asian="11pt" style:font-name-complex="Arial1" style:font-size-complex="11pt"/>
    </style:style>
    <style:style style:name="T8" style:family="text">
      <style:text-properties fo:color="#333333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9" style:family="text">
      <style:text-properties fo:color="#999999" style:font-name="Arial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10" style:family="text"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1" style:family="text">
      <style:text-properties fo:color="#bbbbbb" style:font-name="Arial" fo:font-size="9pt" fo:font-style="italic" style:font-name-asian="Arial1" style:font-size-asian="9pt" style:font-style-asian="italic" style:font-name-complex="Arial1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PSILON FUND</text:span></text:p>
      <text:p text:style-name="Standard"><text:span text:style-name="T2">Strategy Research Report</text:span></text:p>
      <text:p text:style-name="P2"><text:span text:style-name="T4">Strategy: </text:span><text:span text:style-name="T6">[Strategy Name]</text:span><text:span text:style-name="T4"> <text:s text:c="4"/>| <text:s text:c="4"/>Author: </text:span><text:span text:style-name="T6">[Name]</text:span><text:span text:style-name="T4"> <text:s text:c="4"/>| <text:s text:c="4"/>Date: </text:span><text:span text:style-name="T6">[Date]</text:span></text:p>
      <text:p text:style-name="P3"/>
      <text:p text:style-name="P4"><text:span text:style-name="T3">1. Rationale</text:span></text:p>
      <text:p text:style-name="P5"><text:span text:style-name="T8">Hypothesis</text:span></text:p>
      <text:p text:style-name="P6"><text:span text:style-name="T9">What is the core market inefficiency or behaviour this strategy is trying to exploit?</text:span></text:p>
      <text:p text:style-name="P4"/>
      <text:p text:style-name="P4"><text:span text:style-name="T3">2. Parameters</text:span></text:p>
      <text:p text:style-name="P6"><text:span text:style-name="T7">List all parameters tested and the final selected values.</text:span></text:p>
      <text:p text:style-name="P7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><text:span text:style-name="T10">Parameter</text:span></text:p>
          </table:table-cell>
          <table:table-cell table:style-name="Table1.A1" office:value-type="string">
            <text:p text:style-name="Standard"><text:span text:style-name="T10">Value Tested</text:span></text:p>
          </table:table-cell>
          <table:table-cell table:style-name="Table1.A1" office:value-type="string">
            <text:p text:style-name="Standard"><text:span text:style-name="T10">Final Valu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e.g. Fast EMA</text:span>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<text:span text:style-name="T5">e.g. Slow EMA</text:span>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<text:span text:style-name="T5">e.g. Cost (%)</text:span>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<text:span text:style-name="T5">e.g. Timeframe</text:span>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  <table:table-row table:style-name="Table1.1"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</table:table>
      <text:p text:style-name="P7"/>
      <text:p text:style-name="P5"><text:span text:style-name="T8">Notes on Parameter Selection</text:span></text:p>
      <text:p text:style-name="P6"><text:span text:style-name="T9">Why were these values chosen? Were there signs of overfitting?</text:span></text:p>
      <text:p text:style-name="P4"><text:span text:style-name="T3">3. Backtest Results</text:span></text:p>
      <text:p text:style-name="P3"/>
      <text:p text:style-name="P3"/>
      <text:p text:style-name="P4"><text:span text:style-name="T3">4. Comments &amp; Moving Forward</text:span></text:p>
      <text:p text:style-name="P5"><text:span text:style-name="T8">What Worked / What Didn't</text:span></text:p>
      <text:p text:style-name="P5"><text:soft-page-break/><text:span text:style-name="T8">Next Steps</text:span></text:p>
      <text:p text:style-name="P7"/>
      <text:p text:style-name="P3"/>
      <text:p text:style-name="P1"><text:span text:style-name="T11">Epsilon Fund — Internal Research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normal" style:font-name-asian="Times New Roman1" style:font-family-asian="'Times New Roman'" style:font-family-generic-asian="system" style:font-pitch-asian="variable" style:font-size-asian="16pt" style:font-style-asian="normal" style:font-weight-asian="normal" style:font-name-complex="Times New Roman1" style:font-family-complex="'Times New Roman'" style:font-family-generic-complex="system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1f4d78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Times New Roman" fo:font-family="'Times New Roman'" style:font-family-generic="roman" style:font-pitch="variable" fo:font-size="10pt" fo:font-style="italic" style:text-underline-style="none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1f4d78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style:text-underline-style="none" fo:font-weight="normal" style:font-name-asian="Times New Roman1" style:font-family-asian="'Times New Roman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28pt" style:font-style-complex="normal" style:font-weight-complex="normal"/>
    </style:style>
    <style:style style:name="Strong" style:family="paragraph" style:parent-style-name="normal" style:next-style-name="Standard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normal" style:default-outline-level=""/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6T20:30:19.449000000</meta:creation-date>
    <meta:initial-creator>Un-named</meta:initial-creator>
    <meta:document-statistic meta:table-count="1" meta:image-count="0" meta:object-count="0" meta:page-count="2" meta:paragraph-count="22" meta:word-count="92" meta:character-count="584" meta:non-whitespace-character-count="497"/>
    <meta:generator>LibreOfficeDev/6.0.5.2$Linux_X86_64 LibreOffice_project/</meta:generator>
  </office:meta>
</office:document-meta>
</file>